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ca0" officeooo:paragraph-rsid="00106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ersing</text:p>
      <text:p text:style-name="P1"><text:tab/>documentation → traverse → .eq(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20:13:23.494907949</meta:creation-date>
    <meta:generator>LibreOffice/6.4.6.2$Linux_X86_64 LibreOffice_project/40$Build-2</meta:generator>
    <dc:date>2020-11-29T23:10:11.436565550</dc:date>
    <meta:editing-duration>PT2H46M29S</meta:editing-duration>
    <meta:editing-cycles>1</meta:editing-cycles>
    <meta:document-statistic meta:table-count="0" meta:image-count="0" meta:object-count="0" meta:page-count="1" meta:paragraph-count="2" meta:word-count="6" meta:character-count="43" meta:non-whitespace-character-count="38"/>
  </office:meta>
</office:document-meta>
</file>